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ndOrderPolynomial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6" table:default-cell-style-name="ce3"/>
        <table:table-column table:style-name="co2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R1+C2*R2</text:p>
          </table:table-cell>
          <table:table-cell table:number-columns-repeated="4" table:style-name="ce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5"/>
          <table:table-cell table:style-name="ce3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number-columns-repeated="2" table:style-name="ce3"/>
          <table:table-cell table:style-name="ce4"/>
          <table:table-cell table:number-columns-repeated="3" table:style-name="ce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office:value-type="string" table:style-name="ce3">
            <text:p>r0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table:style-name="ce3"/>
          <table:table-cell office:value-type="string" table:style-name="ce3">
            <text:p>f</text:p>
          </table:table-cell>
          <table:table-cell table:style-name="ce3">
            <draw:frame draw:z-index="1" draw:id="id0" draw:style-name="a0" draw:name="Chart 5" svg:x="0.31703in" svg:y="0.14493in" svg:width="5.3442in" svg:height="3.641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2">
            <text:p>N</text:p>
          </table:table-cell>
          <table:table-cell office:value-type="string" table:style-name="ce3">
            <text:p>X^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^2</text:p>
          </table:table-cell>
          <table:table-cell office:value-type="string" table:style-name="ce3">
            <text:p>Noise</text:p>
          </table:table-cell>
          <table:table-cell office:value-type="string" table:style-name="ce3">
            <text:p>Function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6.25E-2" table:formula="of:=[.G12]*[.G12]" table:style-name="ce3">
            <text:p>0.06</text:p>
          </table:table-cell>
          <table:table-cell office:value-type="float" office:value="0.10367222197543846" table:formula="of:=(RAND()*2-1)*[.$G$7]" table:style-name="ce3">
            <text:p>0.10</text:p>
          </table:table-cell>
          <table:table-cell office:value-type="float" office:value="1.7911722219754385" table:formula="of:=[.$G$4]*[.F12]+[.$G$5]*[.G12]+[.$G$6]*[.H12]+[.I12]" table:style-name="ce3">
            <text:p>1.7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0.25" table:formula="of:=[.G13]*[.G13]" table:style-name="ce3">
            <text:p>0.25</text:p>
          </table:table-cell>
          <table:table-cell office:value-type="float" office:value="-0.71931833282214619" table:formula="of:=(RAND()*2-1)*[.$G$7]" table:style-name="ce3">
            <text:p>-0.72</text:p>
          </table:table-cell>
          <table:table-cell office:value-type="float" office:value="2.0306816671778538" table:formula="of:=[.$G$4]*[.F13]+[.$G$5]*[.G13]+[.$G$6]*[.H13]+[.I13]" table:style-name="ce3">
            <text:p>2.0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0.5625" table:formula="of:=[.G14]*[.G14]" table:style-name="ce3">
            <text:p>0.56</text:p>
          </table:table-cell>
          <table:table-cell office:value-type="float" office:value="0.69905016761028782" table:formula="of:=(RAND()*2-1)*[.$G$7]" table:style-name="ce3">
            <text:p>0.70</text:p>
          </table:table-cell>
          <table:table-cell office:value-type="float" office:value="4.886550167610288" table:formula="of:=[.$G$4]*[.F14]+[.$G$5]*[.G14]+[.$G$6]*[.H14]+[.I14]" table:style-name="ce3">
            <text:p>4.8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1" table:formula="of:=[.G15]*[.G15]" table:style-name="ce3">
            <text:p>1.00</text:p>
          </table:table-cell>
          <table:table-cell office:value-type="float" office:value="0.61529920983952513" table:formula="of:=(RAND()*2-1)*[.$G$7]" table:style-name="ce3">
            <text:p>0.62</text:p>
          </table:table-cell>
          <table:table-cell office:value-type="float" office:value="6.6152992098395256" table:formula="of:=[.$G$4]*[.F15]+[.$G$5]*[.G15]+[.$G$6]*[.H15]+[.I15]" table:style-name="ce3">
            <text:p>6.6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1.5625" table:formula="of:=[.G16]*[.G16]" table:style-name="ce3">
            <text:p>1.56</text:p>
          </table:table-cell>
          <table:table-cell office:value-type="float" office:value="0.48093540429973336" table:formula="of:=(RAND()*2-1)*[.$G$7]" table:style-name="ce3">
            <text:p>0.48</text:p>
          </table:table-cell>
          <table:table-cell office:value-type="float" office:value="8.6684354042997338" table:formula="of:=[.$G$4]*[.F16]+[.$G$5]*[.G16]+[.$G$6]*[.H16]+[.I16]" table:style-name="ce3">
            <text:p>8.6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2.25" table:formula="of:=[.G17]*[.G17]" table:style-name="ce3">
            <text:p>2.25</text:p>
          </table:table-cell>
          <table:table-cell office:value-type="float" office:value="0.88623991053502227" table:formula="of:=(RAND()*2-1)*[.$G$7]" table:style-name="ce3">
            <text:p>0.89</text:p>
          </table:table-cell>
          <table:table-cell office:value-type="float" office:value="11.636239910535021" table:formula="of:=[.$G$4]*[.F17]+[.$G$5]*[.G17]+[.$G$6]*[.H17]+[.I17]" table:style-name="ce3">
            <text:p>11.6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3.0625" table:formula="of:=[.G18]*[.G18]" table:style-name="ce3">
            <text:p>3.06</text:p>
          </table:table-cell>
          <table:table-cell office:value-type="float" office:value="-0.10003667272743466" table:formula="of:=(RAND()*2-1)*[.$G$7]" table:style-name="ce3">
            <text:p>-0.10</text:p>
          </table:table-cell>
          <table:table-cell office:value-type="float" office:value="13.587463327272566" table:formula="of:=[.$G$4]*[.F18]+[.$G$5]*[.G18]+[.$G$6]*[.H18]+[.I18]" table:style-name="ce3">
            <text:p>13.5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4" table:formula="of:=[.G19]*[.G19]" table:style-name="ce3">
            <text:p>4.00</text:p>
          </table:table-cell>
          <table:table-cell office:value-type="float" office:value="-0.94416656429471679" table:formula="of:=(RAND()*2-1)*[.$G$7]" table:style-name="ce3">
            <text:p>-0.94</text:p>
          </table:table-cell>
          <table:table-cell office:value-type="float" office:value="16.055833435705281" table:formula="of:=[.$G$4]*[.F19]+[.$G$5]*[.G19]+[.$G$6]*[.H19]+[.I19]" table:style-name="ce3">
            <text:p>16.0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5.0625" table:formula="of:=[.G20]*[.G20]" table:style-name="ce3">
            <text:p>5.06</text:p>
          </table:table-cell>
          <table:table-cell office:value-type="float" office:value="-0.69068617666064469" table:formula="of:=(RAND()*2-1)*[.$G$7]" table:style-name="ce3">
            <text:p>-0.69</text:p>
          </table:table-cell>
          <table:table-cell office:value-type="float" office:value="19.996813823339355" table:formula="of:=[.$G$4]*[.F20]+[.$G$5]*[.G20]+[.$G$6]*[.H20]+[.I20]" table:style-name="ce3">
            <text:p>20.0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6.25" table:formula="of:=[.G21]*[.G21]" table:style-name="ce3">
            <text:p>6.25</text:p>
          </table:table-cell>
          <table:table-cell office:value-type="float" office:value="-0.64085532534491718" table:formula="of:=(RAND()*2-1)*[.$G$7]" table:style-name="ce3">
            <text:p>-0.64</text:p>
          </table:table-cell>
          <table:table-cell office:value-type="float" office:value="24.109144674655084" table:formula="of:=[.$G$4]*[.F21]+[.$G$5]*[.G21]+[.$G$6]*[.H21]+[.I21]" table:style-name="ce3">
            <text:p>24.1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7.5625" table:formula="of:=[.G22]*[.G22]" table:style-name="ce3">
            <text:p>7.56</text:p>
          </table:table-cell>
          <table:table-cell office:value-type="float" office:value="-0.75847168409329457" table:formula="of:=(RAND()*2-1)*[.$G$7]" table:style-name="ce3">
            <text:p>-0.76</text:p>
          </table:table-cell>
          <table:table-cell office:value-type="float" office:value="28.429028315906706" table:formula="of:=[.$G$4]*[.F22]+[.$G$5]*[.G22]+[.$G$6]*[.H22]+[.I22]" table:style-name="ce3">
            <text:p>28.4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9" table:formula="of:=[.G23]*[.G23]" table:style-name="ce3">
            <text:p>9.00</text:p>
          </table:table-cell>
          <table:table-cell office:value-type="float" office:value="0.62090777392921148" table:formula="of:=(RAND()*2-1)*[.$G$7]" table:style-name="ce3">
            <text:p>0.62</text:p>
          </table:table-cell>
          <table:table-cell office:value-type="float" office:value="34.620907773929211" table:formula="of:=[.$G$4]*[.F23]+[.$G$5]*[.G23]+[.$G$6]*[.H23]+[.I23]" table:style-name="ce3">
            <text:p>34.6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10.5625" table:formula="of:=[.G24]*[.G24]" table:style-name="ce3">
            <text:p>10.56</text:p>
          </table:table-cell>
          <table:table-cell office:value-type="float" office:value="0.16747985953391864" table:formula="of:=(RAND()*2-1)*[.$G$7]" table:style-name="ce3">
            <text:p>0.17</text:p>
          </table:table-cell>
          <table:table-cell office:value-type="float" office:value="39.35497985953392" table:formula="of:=[.$G$4]*[.F24]+[.$G$5]*[.G24]+[.$G$6]*[.H24]+[.I24]" table:style-name="ce3">
            <text:p>39.3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12.25" table:formula="of:=[.G25]*[.G25]" table:style-name="ce3">
            <text:p>12.25</text:p>
          </table:table-cell>
          <table:table-cell office:value-type="float" office:value="-0.91420323339488752" table:formula="of:=(RAND()*2-1)*[.$G$7]" table:style-name="ce3">
            <text:p>-0.91</text:p>
          </table:table-cell>
          <table:table-cell office:value-type="float" office:value="43.835796766605114" table:formula="of:=[.$G$4]*[.F25]+[.$G$5]*[.G25]+[.$G$6]*[.H25]+[.I25]" table:style-name="ce3">
            <text:p>43.8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14.0625" table:formula="of:=[.G26]*[.G26]" table:style-name="ce3">
            <text:p>14.06</text:p>
          </table:table-cell>
          <table:table-cell office:value-type="float" office:value="-0.74889627857681496" table:formula="of:=(RAND()*2-1)*[.$G$7]" table:style-name="ce3">
            <text:p>-0.75</text:p>
          </table:table-cell>
          <table:table-cell office:value-type="float" office:value="49.938603721423185" table:formula="of:=[.$G$4]*[.F26]+[.$G$5]*[.G26]+[.$G$6]*[.H26]+[.I26]" table:style-name="ce3">
            <text:p>49.9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16" table:formula="of:=[.G27]*[.G27]" table:style-name="ce3">
            <text:p>16.00</text:p>
          </table:table-cell>
          <table:table-cell office:value-type="float" office:value="-0.1931406736661041" table:formula="of:=(RAND()*2-1)*[.$G$7]" table:style-name="ce3">
            <text:p>-0.19</text:p>
          </table:table-cell>
          <table:table-cell office:value-type="float" office:value="56.806859326333893" table:formula="of:=[.$G$4]*[.F27]+[.$G$5]*[.G27]+[.$G$6]*[.H27]+[.I27]" table:style-name="ce3">
            <text:p>56.8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18.0625" table:formula="of:=[.G28]*[.G28]" table:style-name="ce3">
            <text:p>18.06</text:p>
          </table:table-cell>
          <table:table-cell office:value-type="float" office:value="0.67128194382093587" table:formula="of:=(RAND()*2-1)*[.$G$7]" table:style-name="ce3">
            <text:p>0.67</text:p>
          </table:table-cell>
          <table:table-cell office:value-type="float" office:value="64.358781943820929" table:formula="of:=[.$G$4]*[.F28]+[.$G$5]*[.G28]+[.$G$6]*[.H28]+[.I28]" table:style-name="ce3">
            <text:p>64.3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20.25" table:formula="of:=[.G29]*[.G29]" table:style-name="ce3">
            <text:p>20.25</text:p>
          </table:table-cell>
          <table:table-cell office:value-type="float" office:value="-0.71431854868558209" table:formula="of:=(RAND()*2-1)*[.$G$7]" table:style-name="ce3">
            <text:p>-0.71</text:p>
          </table:table-cell>
          <table:table-cell office:value-type="float" office:value="70.035681451314417" table:formula="of:=[.$G$4]*[.F29]+[.$G$5]*[.G29]+[.$G$6]*[.H29]+[.I29]" table:style-name="ce3">
            <text:p>70.0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22.5625" table:formula="of:=[.G30]*[.G30]" table:style-name="ce3">
            <text:p>22.56</text:p>
          </table:table-cell>
          <table:table-cell office:value-type="float" office:value="0.12902403049863143" table:formula="of:=(RAND()*2-1)*[.$G$7]" table:style-name="ce3">
            <text:p>0.13</text:p>
          </table:table-cell>
          <table:table-cell office:value-type="float" office:value="78.316524030498627" table:formula="of:=[.$G$4]*[.F30]+[.$G$5]*[.G30]+[.$G$6]*[.H30]+[.I30]" table:style-name="ce3">
            <text:p>78.3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25" table:formula="of:=[.G31]*[.G31]" table:style-name="ce3">
            <text:p>25.00</text:p>
          </table:table-cell>
          <table:table-cell office:value-type="float" office:value="0.83974690579433009" table:formula="of:=(RAND()*2-1)*[.$G$7]" table:style-name="ce3">
            <text:p>0.84</text:p>
          </table:table-cell>
          <table:table-cell office:value-type="float" office:value="86.839746905794328" table:formula="of:=[.$G$4]*[.F31]+[.$G$5]*[.G31]+[.$G$6]*[.H31]+[.I31]" table:style-name="ce3">
            <text:p>86.8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36" table:formula="of:=[.G32]*[.G32]" table:style-name="ce3">
            <text:p>36.00</text:p>
          </table:table-cell>
          <table:table-cell office:value-type="float" office:value="0.55914114414602811" table:formula="of:=(RAND()*2-1)*[.$G$7]" table:style-name="ce3">
            <text:p>0.56</text:p>
          </table:table-cell>
          <table:table-cell office:value-type="float" office:value="121.55914114414603" table:formula="of:=[.$G$4]*[.F32]+[.$G$5]*[.G32]+[.$G$6]*[.H32]+[.I32]" table:style-name="ce3">
            <text:p>121.5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49" table:formula="of:=[.G33]*[.G33]" table:style-name="ce3">
            <text:p>49.00</text:p>
          </table:table-cell>
          <table:table-cell office:value-type="float" office:value="0.61922740753809058" table:formula="of:=(RAND()*2-1)*[.$G$7]" table:style-name="ce3">
            <text:p>0.62</text:p>
          </table:table-cell>
          <table:table-cell office:value-type="float" office:value="162.61922740753809" table:formula="of:=[.$G$4]*[.F33]+[.$G$5]*[.G33]+[.$G$6]*[.H33]+[.I33]" table:style-name="ce3">
            <text:p>162.6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64" table:formula="of:=[.G34]*[.G34]" table:style-name="ce3">
            <text:p>64.00</text:p>
          </table:table-cell>
          <table:table-cell office:value-type="float" office:value="-0.91596526697956104" table:formula="of:=(RAND()*2-1)*[.$G$7]" table:style-name="ce3">
            <text:p>-0.92</text:p>
          </table:table-cell>
          <table:table-cell office:value-type="float" office:value="208.08403473302045" table:formula="of:=[.$G$4]*[.F34]+[.$G$5]*[.G34]+[.$G$6]*[.H34]+[.I34]" table:style-name="ce3">
            <text:p>208.0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81" table:formula="of:=[.G35]*[.G35]" table:style-name="ce3">
            <text:p>81.00</text:p>
          </table:table-cell>
          <table:table-cell office:value-type="float" office:value="0.53171206671203719" table:formula="of:=(RAND()*2-1)*[.$G$7]" table:style-name="ce3">
            <text:p>0.53</text:p>
          </table:table-cell>
          <table:table-cell office:value-type="float" office:value="262.53171206671203" table:formula="of:=[.$G$4]*[.F35]+[.$G$5]*[.G35]+[.$G$6]*[.H35]+[.I35]" table:style-name="ce3">
            <text:p>262.5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00" table:formula="of:=[.G36]*[.G36]" table:style-name="ce3">
            <text:p>100.00</text:p>
          </table:table-cell>
          <table:table-cell office:value-type="float" office:value="-0.60271621005352061" table:formula="of:=(RAND()*2-1)*[.$G$7]" table:style-name="ce3">
            <text:p>-0.60</text:p>
          </table:table-cell>
          <table:table-cell office:value-type="float" office:value="320.39728378994647" table:formula="of:=[.$G$4]*[.F36]+[.$G$5]*[.G36]+[.$G$6]*[.H36]+[.I36]" table:style-name="ce3">
            <text:p>320.4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21" table:formula="of:=[.G37]*[.G37]" table:style-name="ce3">
            <text:p>121.00</text:p>
          </table:table-cell>
          <table:table-cell office:value-type="float" office:value="0.92376897139017289" table:formula="of:=(RAND()*2-1)*[.$G$7]" table:style-name="ce3">
            <text:p>0.92</text:p>
          </table:table-cell>
          <table:table-cell office:value-type="float" office:value="386.92376897139019" table:formula="of:=[.$G$4]*[.F37]+[.$G$5]*[.G37]+[.$G$6]*[.H37]+[.I37]" table:style-name="ce3">
            <text:p>386.9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44" table:formula="of:=[.G38]*[.G38]" table:style-name="ce3">
            <text:p>144.00</text:p>
          </table:table-cell>
          <table:table-cell office:value-type="float" office:value="0.12777464164097552" table:formula="of:=(RAND()*2-1)*[.$G$7]" table:style-name="ce3">
            <text:p>0.13</text:p>
          </table:table-cell>
          <table:table-cell office:value-type="float" office:value="457.127774641641" table:formula="of:=[.$G$4]*[.F38]+[.$G$5]*[.G38]+[.$G$6]*[.H38]+[.I38]" table:style-name="ce3">
            <text:p>457.1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69" table:formula="of:=[.G39]*[.G39]" table:style-name="ce3">
            <text:p>169.00</text:p>
          </table:table-cell>
          <table:table-cell office:value-type="float" office:value="-0.91159896624028502" table:formula="of:=(RAND()*2-1)*[.$G$7]" table:style-name="ce3">
            <text:p>-0.91</text:p>
          </table:table-cell>
          <table:table-cell office:value-type="float" office:value="533.08840103375974" table:formula="of:=[.$G$4]*[.F39]+[.$G$5]*[.G39]+[.$G$6]*[.H39]+[.I39]" table:style-name="ce3">
            <text:p>533.0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96" table:formula="of:=[.G40]*[.G40]" table:style-name="ce3">
            <text:p>196.00</text:p>
          </table:table-cell>
          <table:table-cell office:value-type="float" office:value="-0.56366978670992451" table:formula="of:=(RAND()*2-1)*[.$G$7]" table:style-name="ce3">
            <text:p>-0.56</text:p>
          </table:table-cell>
          <table:table-cell office:value-type="float" office:value="616.43633021329003" table:formula="of:=[.$G$4]*[.F40]+[.$G$5]*[.G40]+[.$G$6]*[.H40]+[.I40]" table:style-name="ce3">
            <text:p>616.4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225" table:formula="of:=[.G41]*[.G41]" table:style-name="ce3">
            <text:p>225.00</text:p>
          </table:table-cell>
          <table:table-cell office:value-type="float" office:value="-0.68236627129688565" table:formula="of:=(RAND()*2-1)*[.$G$7]" table:style-name="ce3">
            <text:p>-0.68</text:p>
          </table:table-cell>
          <table:table-cell office:value-type="float" office:value="705.31763372870307" table:formula="of:=[.$G$4]*[.F41]+[.$G$5]*[.G41]+[.$G$6]*[.H41]+[.I41]" table:style-name="ce3">
            <text:p>705.3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256" table:formula="of:=[.G42]*[.G42]" table:style-name="ce3">
            <text:p>256.00</text:p>
          </table:table-cell>
          <table:table-cell office:value-type="float" office:value="0.16268814940592424" table:formula="of:=(RAND()*2-1)*[.$G$7]" table:style-name="ce3">
            <text:p>0.16</text:p>
          </table:table-cell>
          <table:table-cell office:value-type="float" office:value="801.16268814940588" table:formula="of:=[.$G$4]*[.F42]+[.$G$5]*[.G42]+[.$G$6]*[.H42]+[.I42]" table:style-name="ce3">
            <text:p>801.1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289" table:formula="of:=[.G43]*[.G43]" table:style-name="ce3">
            <text:p>289.00</text:p>
          </table:table-cell>
          <table:table-cell office:value-type="float" office:value="0.27371171669421379" table:formula="of:=(RAND()*2-1)*[.$G$7]" table:style-name="ce3">
            <text:p>0.27</text:p>
          </table:table-cell>
          <table:table-cell office:value-type="float" office:value="902.27371171669427" table:formula="of:=[.$G$4]*[.F43]+[.$G$5]*[.G43]+[.$G$6]*[.H43]+[.I43]" table:style-name="ce3">
            <text:p>902.2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324" table:formula="of:=[.G44]*[.G44]" table:style-name="ce3">
            <text:p>324.00</text:p>
          </table:table-cell>
          <table:table-cell office:value-type="float" office:value="4.3975316771036166E-2" table:formula="of:=(RAND()*2-1)*[.$G$7]" table:style-name="ce3">
            <text:p>0.04</text:p>
          </table:table-cell>
          <table:table-cell office:value-type="float" office:value="1009.043975316771" table:formula="of:=[.$G$4]*[.F44]+[.$G$5]*[.G44]+[.$G$6]*[.H44]+[.I44]" table:style-name="ce3">
            <text:p>1009.0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361" table:formula="of:=[.G45]*[.G45]" table:style-name="ce3">
            <text:p>361.00</text:p>
          </table:table-cell>
          <table:table-cell office:value-type="float" office:value="0.47977646504996518" table:formula="of:=(RAND()*2-1)*[.$G$7]" table:style-name="ce3">
            <text:p>0.48</text:p>
          </table:table-cell>
          <table:table-cell office:value-type="float" office:value="1122.47977646505" table:formula="of:=[.$G$4]*[.F45]+[.$G$5]*[.G45]+[.$G$6]*[.H45]+[.I45]" table:style-name="ce3">
            <text:p>1122.4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400" table:formula="of:=[.G46]*[.G46]" table:style-name="ce3">
            <text:p>400.00</text:p>
          </table:table-cell>
          <table:table-cell office:value-type="float" office:value="-7.7914663698200215E-2" table:formula="of:=(RAND()*2-1)*[.$G$7]" table:style-name="ce3">
            <text:p>-0.08</text:p>
          </table:table-cell>
          <table:table-cell office:value-type="float" office:value="1240.9220853363017" table:formula="of:=[.$G$4]*[.F46]+[.$G$5]*[.G46]+[.$G$6]*[.H46]+[.I46]" table:style-name="ce3">
            <text:p>1240.9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441" table:formula="of:=[.G47]*[.G47]" table:style-name="ce3">
            <text:p>441.00</text:p>
          </table:table-cell>
          <table:table-cell office:value-type="float" office:value="-8.0481022804997471E-2" table:formula="of:=(RAND()*2-1)*[.$G$7]" table:style-name="ce3">
            <text:p>-0.08</text:p>
          </table:table-cell>
          <table:table-cell office:value-type="float" office:value="1365.9195189771949" table:formula="of:=[.$G$4]*[.F47]+[.$G$5]*[.G47]+[.$G$6]*[.H47]+[.I47]" table:style-name="ce3">
            <text:p>1365.9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484" table:formula="of:=[.G48]*[.G48]" table:style-name="ce3">
            <text:p>484.00</text:p>
          </table:table-cell>
          <table:table-cell office:value-type="float" office:value="-0.51194384327607989" table:formula="of:=(RAND()*2-1)*[.$G$7]" table:style-name="ce3">
            <text:p>-0.51</text:p>
          </table:table-cell>
          <table:table-cell office:value-type="float" office:value="1496.4880561567238" table:formula="of:=[.$G$4]*[.F48]+[.$G$5]*[.G48]+[.$G$6]*[.H48]+[.I48]" table:style-name="ce3">
            <text:p>1496.4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529" table:formula="of:=[.G49]*[.G49]" table:style-name="ce3">
            <text:p>529.00</text:p>
          </table:table-cell>
          <table:table-cell office:value-type="float" office:value="0.61785119949001244" table:formula="of:=(RAND()*2-1)*[.$G$7]" table:style-name="ce3">
            <text:p>0.62</text:p>
          </table:table-cell>
          <table:table-cell office:value-type="float" office:value="1634.6178511994899" table:formula="of:=[.$G$4]*[.F49]+[.$G$5]*[.G49]+[.$G$6]*[.H49]+[.I49]" table:style-name="ce3">
            <text:p>1634.6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576" table:formula="of:=[.G50]*[.G50]" table:style-name="ce3">
            <text:p>576.00</text:p>
          </table:table-cell>
          <table:table-cell office:value-type="float" office:value="-0.72900477657394136" table:formula="of:=(RAND()*2-1)*[.$G$7]" table:style-name="ce3">
            <text:p>-0.73</text:p>
          </table:table-cell>
          <table:table-cell office:value-type="float" office:value="1776.2709952234261" table:formula="of:=[.$G$4]*[.F50]+[.$G$5]*[.G50]+[.$G$6]*[.H50]+[.I50]" table:style-name="ce3">
            <text:p>1776.2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625" table:formula="of:=[.G51]*[.G51]" table:style-name="ce3">
            <text:p>625.00</text:p>
          </table:table-cell>
          <table:table-cell office:value-type="float" office:value="-0.75050407740249692" table:formula="of:=(RAND()*2-1)*[.$G$7]" table:style-name="ce3">
            <text:p>-0.75</text:p>
          </table:table-cell>
          <table:table-cell office:value-type="float" office:value="1925.2494959225976" table:formula="of:=[.$G$4]*[.F51]+[.$G$5]*[.G51]+[.$G$6]*[.H51]+[.I51]" table:style-name="ce3">
            <text:p>1925.2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676" table:formula="of:=[.G52]*[.G52]" table:style-name="ce3">
            <text:p>676.00</text:p>
          </table:table-cell>
          <table:table-cell office:value-type="float" office:value="-0.86475864137608993" table:formula="of:=(RAND()*2-1)*[.$G$7]" table:style-name="ce3">
            <text:p>-0.86</text:p>
          </table:table-cell>
          <table:table-cell office:value-type="float" office:value="2080.1352413586237" table:formula="of:=[.$G$4]*[.F52]+[.$G$5]*[.G52]+[.$G$6]*[.H52]+[.I52]" table:style-name="ce3">
            <text:p>2080.1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729" table:formula="of:=[.G53]*[.G53]" table:style-name="ce3">
            <text:p>729.00</text:p>
          </table:table-cell>
          <table:table-cell office:value-type="float" office:value="-0.23320632925536922" table:formula="of:=(RAND()*2-1)*[.$G$7]" table:style-name="ce3">
            <text:p>-0.23</text:p>
          </table:table-cell>
          <table:table-cell office:value-type="float" office:value="2241.7667936707448" table:formula="of:=[.$G$4]*[.F53]+[.$G$5]*[.G53]+[.$G$6]*[.H53]+[.I53]" table:style-name="ce3">
            <text:p>2241.7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784" table:formula="of:=[.G54]*[.G54]" table:style-name="ce3">
            <text:p>784.00</text:p>
          </table:table-cell>
          <table:table-cell office:value-type="float" office:value="-0.78456321327730572" table:formula="of:=(RAND()*2-1)*[.$G$7]" table:style-name="ce3">
            <text:p>-0.78</text:p>
          </table:table-cell>
          <table:table-cell office:value-type="float" office:value="2408.2154367867229" table:formula="of:=[.$G$4]*[.F54]+[.$G$5]*[.G54]+[.$G$6]*[.H54]+[.I54]" table:style-name="ce3">
            <text:p>2408.2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841" table:formula="of:=[.G55]*[.G55]" table:style-name="ce3">
            <text:p>841.00</text:p>
          </table:table-cell>
          <table:table-cell office:value-type="float" office:value="-0.78186725943334068" table:formula="of:=(RAND()*2-1)*[.$G$7]" table:style-name="ce3">
            <text:p>-0.78</text:p>
          </table:table-cell>
          <table:table-cell office:value-type="float" office:value="2581.2181327405665" table:formula="of:=[.$G$4]*[.F55]+[.$G$5]*[.G55]+[.$G$6]*[.H55]+[.I55]" table:style-name="ce3">
            <text:p>2581.2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900" table:formula="of:=[.G56]*[.G56]" table:style-name="ce3">
            <text:p>900.00</text:p>
          </table:table-cell>
          <table:table-cell office:value-type="float" office:value="-0.88997802433812168" table:formula="of:=(RAND()*2-1)*[.$G$7]" table:style-name="ce3">
            <text:p>-0.89</text:p>
          </table:table-cell>
          <table:table-cell office:value-type="float" office:value="2760.1100219756618" table:formula="of:=[.$G$4]*[.F56]+[.$G$5]*[.G56]+[.$G$6]*[.H56]+[.I56]" table:style-name="ce3">
            <text:p>2760.1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961" table:formula="of:=[.G57]*[.G57]" table:style-name="ce3">
            <text:p>961.00</text:p>
          </table:table-cell>
          <table:table-cell office:value-type="float" office:value="0.45112245913488613" table:formula="of:=(RAND()*2-1)*[.$G$7]" table:style-name="ce3">
            <text:p>0.45</text:p>
          </table:table-cell>
          <table:table-cell office:value-type="float" office:value="2946.4511224591347" table:formula="of:=[.$G$4]*[.F57]+[.$G$5]*[.G57]+[.$G$6]*[.H57]+[.I57]" table:style-name="ce3">
            <text:p>2946.4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024" table:formula="of:=[.G58]*[.G58]" table:style-name="ce3">
            <text:p>1024.00</text:p>
          </table:table-cell>
          <table:table-cell office:value-type="float" office:value="0.28763857867943909" table:formula="of:=(RAND()*2-1)*[.$G$7]" table:style-name="ce3">
            <text:p>0.29</text:p>
          </table:table-cell>
          <table:table-cell office:value-type="float" office:value="3137.2876385786794" table:formula="of:=[.$G$4]*[.F58]+[.$G$5]*[.G58]+[.$G$6]*[.H58]+[.I58]" table:style-name="ce3">
            <text:p>3137.2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089" table:formula="of:=[.G59]*[.G59]" table:style-name="ce3">
            <text:p>1089.00</text:p>
          </table:table-cell>
          <table:table-cell office:value-type="float" office:value="0.23796404501534796" table:formula="of:=(RAND()*2-1)*[.$G$7]" table:style-name="ce3">
            <text:p>0.24</text:p>
          </table:table-cell>
          <table:table-cell office:value-type="float" office:value="3334.2379640450154" table:formula="of:=[.$G$4]*[.F59]+[.$G$5]*[.G59]+[.$G$6]*[.H59]+[.I59]" table:style-name="ce3">
            <text:p>3334.2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156" table:formula="of:=[.G60]*[.G60]" table:style-name="ce3">
            <text:p>1156.00</text:p>
          </table:table-cell>
          <table:table-cell office:value-type="float" office:value="-0.21100541494172242" table:formula="of:=(RAND()*2-1)*[.$G$7]" table:style-name="ce3">
            <text:p>-0.21</text:p>
          </table:table-cell>
          <table:table-cell office:value-type="float" office:value="3536.7889945850584" table:formula="of:=[.$G$4]*[.F60]+[.$G$5]*[.G60]+[.$G$6]*[.H60]+[.I60]" table:style-name="ce3">
            <text:p>3536.7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225" table:formula="of:=[.G61]*[.G61]" table:style-name="ce3">
            <text:p>1225.00</text:p>
          </table:table-cell>
          <table:table-cell office:value-type="float" office:value="0.7771901714367333" table:formula="of:=(RAND()*2-1)*[.$G$7]" table:style-name="ce3">
            <text:p>0.78</text:p>
          </table:table-cell>
          <table:table-cell office:value-type="float" office:value="3746.7771901714368" table:formula="of:=[.$G$4]*[.F61]+[.$G$5]*[.G61]+[.$G$6]*[.H61]+[.I61]" table:style-name="ce3">
            <text:p>3746.78</text:p>
          </table:table-cell>
          <table:table-cell table:number-columns-repeated="16374"/>
        </table:table-row>
        <table:table-row table:number-rows-repeated="1048515" table:style-name="ro1">
          <table:table-cell table:number-columns-repeated="16384"/>
        </table:table-row>
      </table:table>
      <table:table table:name="NLogN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2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Log(R1)+C2*R1*Log(R1)</text:p>
          </table:table-cell>
          <table:table-cell table:number-columns-repeated="5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number-columns-repeated="4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number-columns-repeated="4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5"/>
          <table:table-cell table:style-name="ce3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number-columns-repeated="4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style-name="ce4"/>
          <table:table-cell table:number-columns-repeated="3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office:value-type="string" table:style-name="ce3">
            <text:p>r0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Log(R1)</text:p>
          </table:table-cell>
          <table:table-cell office:value-type="string" table:style-name="ce3">
            <text:p>R1*Log(R1)</text:p>
          </table:table-cell>
          <table:table-cell table:style-name="ce3"/>
          <table:table-cell office:value-type="string" table:style-name="ce3">
            <text:p>f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2">
            <text:p>N</text:p>
          </table:table-cell>
          <table:table-cell office:value-type="string" table:style-name="ce3">
            <text:p>N^0</text:p>
          </table:table-cell>
          <table:table-cell office:value-type="string" table:style-name="ce3">
            <text:p>N</text:p>
          </table:table-cell>
          <table:table-cell office:value-type="string" table:style-name="ce3">
            <text:p>log(N)</text:p>
          </table:table-cell>
          <table:table-cell office:value-type="string" table:style-name="ce3">
            <text:p>Nlog(N)</text:p>
          </table:table-cell>
          <table:table-cell office:value-type="string" table:style-name="ce3">
            <text:p>Noise</text:p>
          </table:table-cell>
          <table:table-cell office:value-type="string" table:style-name="ce3">
            <text:p>Function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-0.6020599913279624" table:formula="of:=LOG([.G12])" table:style-name="ce3">
            <text:p>-0.60</text:p>
          </table:table-cell>
          <table:table-cell office:value-type="float" office:value="-0.1505149978319906" table:formula="of:=[.G12]*[.H12]" table:style-name="ce3">
            <text:p>-0.15</text:p>
          </table:table-cell>
          <table:table-cell office:value-type="float" office:value="-5.0710022309305769E-2" table:formula="of:=(RAND()*2-1)*[.$G$7]" table:style-name="ce3">
            <text:p>-0.05</text:p>
          </table:table-cell>
          <table:table-cell office:value-type="float" office:value="-0.70637499846120233" table:formula="of:=[.$G$4]*[.F12]+[.$G$5]*[.H12]+[.$G$6]*[.I12]+[.J12]" table:style-name="ce3">
            <text:p>-0.7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-0.3010299956639812" table:formula="of:=LOG([.G13])" table:style-name="ce3">
            <text:p>-0.30</text:p>
          </table:table-cell>
          <table:table-cell office:value-type="float" office:value="-0.1505149978319906" table:formula="of:=[.G13]*[.H13]" table:style-name="ce3">
            <text:p>-0.15</text:p>
          </table:table-cell>
          <table:table-cell office:value-type="float" office:value="-0.21584828103642995" table:formula="of:=(RAND()*2-1)*[.$G$7]" table:style-name="ce3">
            <text:p>-0.22</text:p>
          </table:table-cell>
          <table:table-cell office:value-type="float" office:value="-0.26945326586036411" table:formula="of:=[.$G$4]*[.F13]+[.$G$5]*[.H13]+[.$G$6]*[.I13]+[.J13]" table:style-name="ce3">
            <text:p>-0.2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-0.12493873660829995" table:formula="of:=LOG([.G14])" table:style-name="ce3">
            <text:p>-0.12</text:p>
          </table:table-cell>
          <table:table-cell office:value-type="float" office:value="-9.3704052456224957E-2" table:formula="of:=[.G14]*[.H14]" table:style-name="ce3">
            <text:p>-0.09</text:p>
          </table:table-cell>
          <table:table-cell office:value-type="float" office:value="-0.85636489284579054" table:formula="of:=(RAND()*2-1)*[.$G$7]" table:style-name="ce3">
            <text:p>-0.86</text:p>
          </table:table-cell>
          <table:table-cell office:value-type="float" office:value="-0.38735452343106536" table:formula="of:=[.$G$4]*[.F14]+[.$G$5]*[.H14]+[.$G$6]*[.I14]+[.J14]" table:style-name="ce3">
            <text:p>-0.3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0" table:formula="of:=LOG([.G15])" table:style-name="ce3">
            <text:p>0.00</text:p>
          </table:table-cell>
          <table:table-cell office:value-type="float" office:value="0" table:formula="of:=[.G15]*[.H15]" table:style-name="ce3">
            <text:p>0.00</text:p>
          </table:table-cell>
          <table:table-cell office:value-type="float" office:value="-0.38888186670339842" table:formula="of:=(RAND()*2-1)*[.$G$7]" table:style-name="ce3">
            <text:p>-0.39</text:p>
          </table:table-cell>
          <table:table-cell office:value-type="float" office:value="0.61111813329660158" table:formula="of:=[.$G$4]*[.F15]+[.$G$5]*[.H15]+[.$G$6]*[.I15]+[.J15]" table:style-name="ce3">
            <text:p>0.6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9.691001300805642E-2" table:formula="of:=LOG([.G16])" table:style-name="ce3">
            <text:p>0.10</text:p>
          </table:table-cell>
          <table:table-cell office:value-type="float" office:value="0.12113751626007052" table:formula="of:=[.G16]*[.H16]" table:style-name="ce3">
            <text:p>0.12</text:p>
          </table:table-cell>
          <table:table-cell office:value-type="float" office:value="0.10086818715134349" table:formula="of:=(RAND()*2-1)*[.$G$7]" table:style-name="ce3">
            <text:p>0.10</text:p>
          </table:table-cell>
          <table:table-cell office:value-type="float" office:value="1.658100761947668" table:formula="of:=[.$G$4]*[.F16]+[.$G$5]*[.H16]+[.$G$6]*[.I16]+[.J16]" table:style-name="ce3">
            <text:p>1.6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0.17609125905568124" table:formula="of:=LOG([.G17])" table:style-name="ce3">
            <text:p>0.18</text:p>
          </table:table-cell>
          <table:table-cell office:value-type="float" office:value="0.26413688858352186" table:formula="of:=[.G17]*[.H17]" table:style-name="ce3">
            <text:p>0.26</text:p>
          </table:table-cell>
          <table:table-cell office:value-type="float" office:value="-0.64771138290342956" table:formula="of:=(RAND()*2-1)*[.$G$7]" table:style-name="ce3">
            <text:p>-0.65</text:p>
          </table:table-cell>
          <table:table-cell office:value-type="float" office:value="1.4968818009584983" table:formula="of:=[.$G$4]*[.F17]+[.$G$5]*[.H17]+[.$G$6]*[.I17]+[.J17]" table:style-name="ce3">
            <text:p>1.50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0.24303804868629444" table:formula="of:=LOG([.G18])" table:style-name="ce3">
            <text:p>0.24</text:p>
          </table:table-cell>
          <table:table-cell office:value-type="float" office:value="0.42531658520101528" table:formula="of:=[.G18]*[.H18]" table:style-name="ce3">
            <text:p>0.43</text:p>
          </table:table-cell>
          <table:table-cell office:value-type="float" office:value="-0.63287812565538903" table:formula="of:=(RAND()*2-1)*[.$G$7]" table:style-name="ce3">
            <text:p>-0.63</text:p>
          </table:table-cell>
          <table:table-cell office:value-type="float" office:value="2.1291477273202455" table:formula="of:=[.$G$4]*[.F18]+[.$G$5]*[.H18]+[.$G$6]*[.I18]+[.J18]" table:style-name="ce3">
            <text:p>2.13</text:p>
          </table:table-cell>
          <table:table-cell table:style-name="ce3">
            <draw:frame draw:z-index="1" draw:id="id1" draw:style-name="a1" draw:name="Chart 2" svg:x="0.69792in" svg:y="0.07292in" svg:width="6.61458in" svg:height="5.197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0.3010299956639812" table:formula="of:=LOG([.G19])" table:style-name="ce3">
            <text:p>0.30</text:p>
          </table:table-cell>
          <table:table-cell office:value-type="float" office:value="0.6020599913279624" table:formula="of:=[.G19]*[.H19]" table:style-name="ce3">
            <text:p>0.60</text:p>
          </table:table-cell>
          <table:table-cell office:value-type="float" office:value="-0.80083827564134125" table:formula="of:=(RAND()*2-1)*[.$G$7]" table:style-name="ce3">
            <text:p>-0.80</text:p>
          </table:table-cell>
          <table:table-cell office:value-type="float" office:value="2.6074016896705086" table:formula="of:=[.$G$4]*[.F19]+[.$G$5]*[.H19]+[.$G$6]*[.I19]+[.J19]" table:style-name="ce3">
            <text:p>2.6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0.35218251811136247" table:formula="of:=LOG([.G20])" table:style-name="ce3">
            <text:p>0.35</text:p>
          </table:table-cell>
          <table:table-cell office:value-type="float" office:value="0.79241066575056562" table:formula="of:=[.G20]*[.H20]" table:style-name="ce3">
            <text:p>0.79</text:p>
          </table:table-cell>
          <table:table-cell office:value-type="float" office:value="0.2648731699007878" table:formula="of:=(RAND()*2-1)*[.$G$7]" table:style-name="ce3">
            <text:p>0.26</text:p>
          </table:table-cell>
          <table:table-cell office:value-type="float" office:value="4.3464702033752101" table:formula="of:=[.$G$4]*[.F20]+[.$G$5]*[.H20]+[.$G$6]*[.I20]+[.J20]" table:style-name="ce3">
            <text:p>4.3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0.3979400086720376" table:formula="of:=LOG([.G21])" table:style-name="ce3">
            <text:p>0.40</text:p>
          </table:table-cell>
          <table:table-cell office:value-type="float" office:value="0.99485002168009395" table:formula="of:=[.G21]*[.H21]" table:style-name="ce3">
            <text:p>0.99</text:p>
          </table:table-cell>
          <table:table-cell office:value-type="float" office:value="0.7870664427773908" table:formula="of:=(RAND()*2-1)*[.$G$7]" table:style-name="ce3">
            <text:p>0.79</text:p>
          </table:table-cell>
          <table:table-cell office:value-type="float" office:value="5.5674965251617481" table:formula="of:=[.$G$4]*[.F21]+[.$G$5]*[.H21]+[.$G$6]*[.I21]+[.J21]" table:style-name="ce3">
            <text:p>5.5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0.43933269383026263" table:formula="of:=LOG([.G22])" table:style-name="ce3">
            <text:p>0.44</text:p>
          </table:table-cell>
          <table:table-cell office:value-type="float" office:value="1.2081649080332222" table:formula="of:=[.G22]*[.H22]" table:style-name="ce3">
            <text:p>1.21</text:p>
          </table:table-cell>
          <table:table-cell office:value-type="float" office:value="-0.37248160202359282" table:formula="of:=(RAND()*2-1)*[.$G$7]" table:style-name="ce3">
            <text:p>-0.37</text:p>
          </table:table-cell>
          <table:table-cell office:value-type="float" office:value="5.1306785097365992" table:formula="of:=[.$G$4]*[.F22]+[.$G$5]*[.H22]+[.$G$6]*[.I22]+[.J22]" table:style-name="ce3">
            <text:p>5.13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0.47712125471966244" table:formula="of:=LOG([.G23])" table:style-name="ce3">
            <text:p>0.48</text:p>
          </table:table-cell>
          <table:table-cell office:value-type="float" office:value="1.4313637641589874" table:formula="of:=[.G23]*[.H23]" table:style-name="ce3">
            <text:p>1.43</text:p>
          </table:table-cell>
          <table:table-cell office:value-type="float" office:value="0.5043655983741171" table:formula="of:=(RAND()*2-1)*[.$G$7]" table:style-name="ce3">
            <text:p>0.50</text:p>
          </table:table-cell>
          <table:table-cell office:value-type="float" office:value="6.7526994002904042" table:formula="of:=[.$G$4]*[.F23]+[.$G$5]*[.H23]+[.$G$6]*[.I23]+[.J23]" table:style-name="ce3">
            <text:p>6.7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0.51188336097887432" table:formula="of:=LOG([.G24])" table:style-name="ce3">
            <text:p>0.51</text:p>
          </table:table-cell>
          <table:table-cell office:value-type="float" office:value="1.6636209231813415" table:formula="of:=[.G24]*[.H24]" table:style-name="ce3">
            <text:p>1.66</text:p>
          </table:table-cell>
          <table:table-cell office:value-type="float" office:value="-0.52777002887007618" table:formula="of:=(RAND()*2-1)*[.$G$7]" table:style-name="ce3">
            <text:p>-0.53</text:p>
          </table:table-cell>
          <table:table-cell office:value-type="float" office:value="6.4868594626316973" table:formula="of:=[.$G$4]*[.F24]+[.$G$5]*[.H24]+[.$G$6]*[.I24]+[.J24]" table:style-name="ce3">
            <text:p>6.4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0.54406804435027567" table:formula="of:=LOG([.G25])" table:style-name="ce3">
            <text:p>0.54</text:p>
          </table:table-cell>
          <table:table-cell office:value-type="float" office:value="1.9042381552259648" table:formula="of:=[.G25]*[.H25]" table:style-name="ce3">
            <text:p>1.90</text:p>
          </table:table-cell>
          <table:table-cell office:value-type="float" office:value="-0.12905348009445472" table:formula="of:=(RAND()*2-1)*[.$G$7]" table:style-name="ce3">
            <text:p>-0.13</text:p>
          </table:table-cell>
          <table:table-cell office:value-type="float" office:value="7.6717970742839912" table:formula="of:=[.$G$4]*[.F25]+[.$G$5]*[.H25]+[.$G$6]*[.I25]+[.J25]" table:style-name="ce3">
            <text:p>7.6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0.57403126772771884" table:formula="of:=LOG([.G26])" table:style-name="ce3">
            <text:p>0.57</text:p>
          </table:table-cell>
          <table:table-cell office:value-type="float" office:value="2.1526172539789457" table:formula="of:=[.G26]*[.H26]" table:style-name="ce3">
            <text:p>2.15</text:p>
          </table:table-cell>
          <table:table-cell office:value-type="float" office:value="0.41718632556736401" table:formula="of:=(RAND()*2-1)*[.$G$7]" table:style-name="ce3">
            <text:p>0.42</text:p>
          </table:table-cell>
          <table:table-cell office:value-type="float" office:value="9.0231006229596389" table:formula="of:=[.$G$4]*[.F26]+[.$G$5]*[.H26]+[.$G$6]*[.I26]+[.J26]" table:style-name="ce3">
            <text:p>9.0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0.6020599913279624" table:formula="of:=LOG([.G27])" table:style-name="ce3">
            <text:p>0.60</text:p>
          </table:table-cell>
          <table:table-cell office:value-type="float" office:value="2.4082399653118496" table:formula="of:=[.G27]*[.H27]" table:style-name="ce3">
            <text:p>2.41</text:p>
          </table:table-cell>
          <table:table-cell office:value-type="float" office:value="0.54189407169625414" table:formula="of:=(RAND()*2-1)*[.$G$7]" table:style-name="ce3">
            <text:p>0.54</text:p>
          </table:table-cell>
          <table:table-cell office:value-type="float" office:value="9.9707339502877268" table:formula="of:=[.$G$4]*[.F27]+[.$G$5]*[.H27]+[.$G$6]*[.I27]+[.J27]" table:style-name="ce3">
            <text:p>9.9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0.62838893005031149" table:formula="of:=LOG([.G28])" table:style-name="ce3">
            <text:p>0.63</text:p>
          </table:table-cell>
          <table:table-cell office:value-type="float" office:value="2.6706529527138239" table:formula="of:=[.G28]*[.H28]" table:style-name="ce3">
            <text:p>2.67</text:p>
          </table:table-cell>
          <table:table-cell office:value-type="float" office:value="0.65209021708591974" table:formula="of:=(RAND()*2-1)*[.$G$7]" table:style-name="ce3">
            <text:p>0.65</text:p>
          </table:table-cell>
          <table:table-cell office:value-type="float" office:value="10.920826935328016" table:formula="of:=[.$G$4]*[.F28]+[.$G$5]*[.H28]+[.$G$6]*[.I28]+[.J28]" table:style-name="ce3">
            <text:p>10.9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0.65321251377534373" table:formula="of:=LOG([.G29])" table:style-name="ce3">
            <text:p>0.65</text:p>
          </table:table-cell>
          <table:table-cell office:value-type="float" office:value="2.9394563119890469" table:formula="of:=[.G29]*[.H29]" table:style-name="ce3">
            <text:p>2.94</text:p>
          </table:table-cell>
          <table:table-cell office:value-type="float" office:value="-6.1292277209089141E-2" table:formula="of:=(RAND()*2-1)*[.$G$7]" table:style-name="ce3">
            <text:p>-0.06</text:p>
          </table:table-cell>
          <table:table-cell office:value-type="float" office:value="11.063501686308738" table:formula="of:=[.$G$4]*[.F29]+[.$G$5]*[.H29]+[.$G$6]*[.I29]+[.J29]" table:style-name="ce3">
            <text:p>11.0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0.67669360962486658" table:formula="of:=LOG([.G30])" table:style-name="ce3">
            <text:p>0.68</text:p>
          </table:table-cell>
          <table:table-cell office:value-type="float" office:value="3.2142946457181161" table:formula="of:=[.G30]*[.H30]" table:style-name="ce3">
            <text:p>3.21</text:p>
          </table:table-cell>
          <table:table-cell office:value-type="float" office:value="-0.41603613429044173" table:formula="of:=(RAND()*2-1)*[.$G$7]" table:style-name="ce3">
            <text:p>-0.42</text:p>
          </table:table-cell>
          <table:table-cell office:value-type="float" office:value="11.580235022113639" table:formula="of:=[.$G$4]*[.F30]+[.$G$5]*[.H30]+[.$G$6]*[.I30]+[.J30]" table:style-name="ce3">
            <text:p>11.5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0.69897000433601886" table:formula="of:=LOG([.G31])" table:style-name="ce3">
            <text:p>0.70</text:p>
          </table:table-cell>
          <table:table-cell office:value-type="float" office:value="3.4948500216800942" table:formula="of:=[.G31]*[.H31]" table:style-name="ce3">
            <text:p>3.49</text:p>
          </table:table-cell>
          <table:table-cell office:value-type="float" office:value="-0.14659777567753607" table:formula="of:=(RAND()*2-1)*[.$G$7]" table:style-name="ce3">
            <text:p>-0.15</text:p>
          </table:table-cell>
          <table:table-cell office:value-type="float" office:value="12.735892298034784" table:formula="of:=[.$G$4]*[.F31]+[.$G$5]*[.H31]+[.$G$6]*[.I31]+[.J31]" table:style-name="ce3">
            <text:p>12.7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0.77815125038364363" table:formula="of:=LOG([.G32])" table:style-name="ce3">
            <text:p>0.78</text:p>
          </table:table-cell>
          <table:table-cell office:value-type="float" office:value="4.6689075023018614" table:formula="of:=[.G32]*[.H32]" table:style-name="ce3">
            <text:p>4.67</text:p>
          </table:table-cell>
          <table:table-cell office:value-type="float" office:value="-0.13894703693932553" table:formula="of:=(RAND()*2-1)*[.$G$7]" table:style-name="ce3">
            <text:p>-0.14</text:p>
          </table:table-cell>
          <table:table-cell office:value-type="float" office:value="16.424077970733546" table:formula="of:=[.$G$4]*[.F32]+[.$G$5]*[.H32]+[.$G$6]*[.I32]+[.J32]" table:style-name="ce3">
            <text:p>16.4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0.84509804001425681" table:formula="of:=LOG([.G33])" table:style-name="ce3">
            <text:p>0.85</text:p>
          </table:table-cell>
          <table:table-cell office:value-type="float" office:value="5.9156862800997976" table:formula="of:=[.G33]*[.H33]" table:style-name="ce3">
            <text:p>5.92</text:p>
          </table:table-cell>
          <table:table-cell office:value-type="float" office:value="-0.43972396090102039" table:formula="of:=(RAND()*2-1)*[.$G$7]" table:style-name="ce3">
            <text:p>-0.44</text:p>
          </table:table-cell>
          <table:table-cell office:value-type="float" office:value="19.997530959426886" table:formula="of:=[.$G$4]*[.F33]+[.$G$5]*[.H33]+[.$G$6]*[.I33]+[.J33]" table:style-name="ce3">
            <text:p>20.00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0.90308998699194354" table:formula="of:=LOG([.G34])" table:style-name="ce3">
            <text:p>0.90</text:p>
          </table:table-cell>
          <table:table-cell office:value-type="float" office:value="7.2247198959355483" table:formula="of:=[.G34]*[.H34]" table:style-name="ce3">
            <text:p>7.22</text:p>
          </table:table-cell>
          <table:table-cell office:value-type="float" office:value="6.1648946253232584E-2" table:formula="of:=(RAND()*2-1)*[.$G$7]" table:style-name="ce3">
            <text:p>0.06</text:p>
          </table:table-cell>
          <table:table-cell office:value-type="float" office:value="24.541988608043763" table:formula="of:=[.$G$4]*[.F34]+[.$G$5]*[.H34]+[.$G$6]*[.I34]+[.J34]" table:style-name="ce3">
            <text:p>24.5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0.95424250943932487" table:formula="of:=LOG([.G35])" table:style-name="ce3">
            <text:p>0.95</text:p>
          </table:table-cell>
          <table:table-cell office:value-type="float" office:value="8.5881825849539233" table:formula="of:=[.G35]*[.H35]" table:style-name="ce3">
            <text:p>8.59</text:p>
          </table:table-cell>
          <table:table-cell office:value-type="float" office:value="-0.25675076287730114" table:formula="of:=(RAND()*2-1)*[.$G$7]" table:style-name="ce3">
            <text:p>-0.26</text:p>
          </table:table-cell>
          <table:table-cell office:value-type="float" office:value="28.416282010863121" table:formula="of:=[.$G$4]*[.F35]+[.$G$5]*[.H35]+[.$G$6]*[.I35]+[.J35]" table:style-name="ce3">
            <text:p>28.4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" table:formula="of:=LOG([.G36])" table:style-name="ce3">
            <text:p>1.00</text:p>
          </table:table-cell>
          <table:table-cell office:value-type="float" office:value="10" table:formula="of:=[.G36]*[.H36]" table:style-name="ce3">
            <text:p>10.00</text:p>
          </table:table-cell>
          <table:table-cell office:value-type="float" office:value="-0.61937329193984003" table:formula="of:=(RAND()*2-1)*[.$G$7]" table:style-name="ce3">
            <text:p>-0.62</text:p>
          </table:table-cell>
          <table:table-cell office:value-type="float" office:value="32.380626708060163" table:formula="of:=[.$G$4]*[.F36]+[.$G$5]*[.H36]+[.$G$6]*[.I36]+[.J36]" table:style-name="ce3">
            <text:p>32.3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.0413926851582251" table:formula="of:=LOG([.G37])" table:style-name="ce3">
            <text:p>1.04</text:p>
          </table:table-cell>
          <table:table-cell office:value-type="float" office:value="11.455319536740477" table:formula="of:=[.G37]*[.H37]" table:style-name="ce3">
            <text:p>11.46</text:p>
          </table:table-cell>
          <table:table-cell office:value-type="float" office:value="0.89360669915509749" table:formula="of:=(RAND()*2-1)*[.$G$7]" table:style-name="ce3">
            <text:p>0.89</text:p>
          </table:table-cell>
          <table:table-cell office:value-type="float" office:value="38.342350679692984" table:formula="of:=[.$G$4]*[.F37]+[.$G$5]*[.H37]+[.$G$6]*[.I37]+[.J37]" table:style-name="ce3">
            <text:p>38.3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.0791812460476249" table:formula="of:=LOG([.G38])" table:style-name="ce3">
            <text:p>1.08</text:p>
          </table:table-cell>
          <table:table-cell office:value-type="float" office:value="12.950174952571498" table:formula="of:=[.G38]*[.H38]" table:style-name="ce3">
            <text:p>12.95</text:p>
          </table:table-cell>
          <table:table-cell office:value-type="float" office:value="0.70728601618510312" table:formula="of:=(RAND()*2-1)*[.$G$7]" table:style-name="ce3">
            <text:p>0.71</text:p>
          </table:table-cell>
          <table:table-cell office:value-type="float" office:value="42.716173365994841" table:formula="of:=[.$G$4]*[.F38]+[.$G$5]*[.H38]+[.$G$6]*[.I38]+[.J38]" table:style-name="ce3">
            <text:p>42.7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.1139433523068367" table:formula="of:=LOG([.G39])" table:style-name="ce3">
            <text:p>1.11</text:p>
          </table:table-cell>
          <table:table-cell office:value-type="float" office:value="14.481263579988877" table:formula="of:=[.G39]*[.H39]" table:style-name="ce3">
            <text:p>14.48</text:p>
          </table:table-cell>
          <table:table-cell office:value-type="float" office:value="6.973753205802069E-3" table:formula="of:=(RAND()*2-1)*[.$G$7]" table:style-name="ce3">
            <text:p>0.01</text:p>
          </table:table-cell>
          <table:table-cell office:value-type="float" office:value="46.67865119778611" table:formula="of:=[.$G$4]*[.F39]+[.$G$5]*[.H39]+[.$G$6]*[.I39]+[.J39]" table:style-name="ce3">
            <text:p>46.6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.146128035678238" table:formula="of:=LOG([.G40])" table:style-name="ce3">
            <text:p>1.15</text:p>
          </table:table-cell>
          <table:table-cell office:value-type="float" office:value="16.045792499495331" table:formula="of:=[.G40]*[.H40]" table:style-name="ce3">
            <text:p>16.05</text:p>
          </table:table-cell>
          <table:table-cell office:value-type="float" office:value="0.1607914497724332" table:formula="of:=(RAND()*2-1)*[.$G$7]" table:style-name="ce3">
            <text:p>0.16</text:p>
          </table:table-cell>
          <table:table-cell office:value-type="float" office:value="51.590425019614898" table:formula="of:=[.$G$4]*[.F40]+[.$G$5]*[.H40]+[.$G$6]*[.I40]+[.J40]" table:style-name="ce3">
            <text:p>51.5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1.1760912590556813" table:formula="of:=LOG([.G41])" table:style-name="ce3">
            <text:p>1.18</text:p>
          </table:table-cell>
          <table:table-cell office:value-type="float" office:value="17.64136888583522" table:formula="of:=[.G41]*[.H41]" table:style-name="ce3">
            <text:p>17.64</text:p>
          </table:table-cell>
          <table:table-cell office:value-type="float" office:value="0.44967422222921294" table:formula="of:=(RAND()*2-1)*[.$G$7]" table:style-name="ce3">
            <text:p>0.45</text:p>
          </table:table-cell>
          <table:table-cell office:value-type="float" office:value="56.725963397846236" table:formula="of:=[.$G$4]*[.F41]+[.$G$5]*[.H41]+[.$G$6]*[.I41]+[.J41]" table:style-name="ce3">
            <text:p>56.73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1.2041199826559248" table:formula="of:=LOG([.G42])" table:style-name="ce3">
            <text:p>1.20</text:p>
          </table:table-cell>
          <table:table-cell office:value-type="float" office:value="19.265919722494797" table:formula="of:=[.G42]*[.H42]" table:style-name="ce3">
            <text:p>19.27</text:p>
          </table:table-cell>
          <table:table-cell office:value-type="float" office:value="-0.61857388366234445" table:formula="of:=(RAND()*2-1)*[.$G$7]" table:style-name="ce3">
            <text:p>-0.62</text:p>
          </table:table-cell>
          <table:table-cell office:value-type="float" office:value="60.587425249133894" table:formula="of:=[.$G$4]*[.F42]+[.$G$5]*[.H42]+[.$G$6]*[.I42]+[.J42]" table:style-name="ce3">
            <text:p>60.5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1.2304489213782739" table:formula="of:=LOG([.G43])" table:style-name="ce3">
            <text:p>1.23</text:p>
          </table:table-cell>
          <table:table-cell office:value-type="float" office:value="20.917631663430654" table:formula="of:=[.G43]*[.H43]" table:style-name="ce3">
            <text:p>20.92</text:p>
          </table:table-cell>
          <table:table-cell office:value-type="float" office:value="-0.11745905598091499" table:formula="of:=(RAND()*2-1)*[.$G$7]" table:style-name="ce3">
            <text:p>-0.12</text:p>
          </table:table-cell>
          <table:table-cell office:value-type="float" office:value="66.096333777067599" table:formula="of:=[.$G$4]*[.F43]+[.$G$5]*[.H43]+[.$G$6]*[.I43]+[.J43]" table:style-name="ce3">
            <text:p>66.10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1.255272505103306" table:formula="of:=LOG([.G44])" table:style-name="ce3">
            <text:p>1.26</text:p>
          </table:table-cell>
          <table:table-cell office:value-type="float" office:value="22.594905091859509" table:formula="of:=[.G44]*[.H44]" table:style-name="ce3">
            <text:p>22.59</text:p>
          </table:table-cell>
          <table:table-cell office:value-type="float" office:value="0.68477200465318733" table:formula="of:=(RAND()*2-1)*[.$G$7]" table:style-name="ce3">
            <text:p>0.68</text:p>
          </table:table-cell>
          <table:table-cell office:value-type="float" office:value="71.980032290438317" table:formula="of:=[.$G$4]*[.F44]+[.$G$5]*[.H44]+[.$G$6]*[.I44]+[.J44]" table:style-name="ce3">
            <text:p>71.9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1.2787536009528289" table:formula="of:=LOG([.G45])" table:style-name="ce3">
            <text:p>1.28</text:p>
          </table:table-cell>
          <table:table-cell office:value-type="float" office:value="24.296318418103748" table:formula="of:=[.G45]*[.H45]" table:style-name="ce3">
            <text:p>24.30</text:p>
          </table:table-cell>
          <table:table-cell office:value-type="float" office:value="0.56290837863380205" table:formula="of:=(RAND()*2-1)*[.$G$7]" table:style-name="ce3">
            <text:p>0.56</text:p>
          </table:table-cell>
          <table:table-cell office:value-type="float" office:value="77.009370834850699" table:formula="of:=[.$G$4]*[.F45]+[.$G$5]*[.H45]+[.$G$6]*[.I45]+[.J45]" table:style-name="ce3">
            <text:p>77.0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1.3010299956639813" table:formula="of:=LOG([.G46])" table:style-name="ce3">
            <text:p>1.30</text:p>
          </table:table-cell>
          <table:table-cell office:value-type="float" office:value="26.020599913279625" table:formula="of:=[.G46]*[.H46]" table:style-name="ce3">
            <text:p>26.02</text:p>
          </table:table-cell>
          <table:table-cell office:value-type="float" office:value="-0.32477440883948994" table:formula="of:=(RAND()*2-1)*[.$G$7]" table:style-name="ce3">
            <text:p>-0.32</text:p>
          </table:table-cell>
          <table:table-cell office:value-type="float" office:value="81.33908532232735" table:formula="of:=[.$G$4]*[.F46]+[.$G$5]*[.H46]+[.$G$6]*[.I46]+[.J46]" table:style-name="ce3">
            <text:p>81.3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1.3222192947339193" table:formula="of:=LOG([.G47])" table:style-name="ce3">
            <text:p>1.32</text:p>
          </table:table-cell>
          <table:table-cell office:value-type="float" office:value="27.766605189412306" table:formula="of:=[.G47]*[.H47]" table:style-name="ce3">
            <text:p>27.77</text:p>
          </table:table-cell>
          <table:table-cell office:value-type="float" office:value="0.43768118619000984" table:formula="of:=(RAND()*2-1)*[.$G$7]" table:style-name="ce3">
            <text:p>0.44</text:p>
          </table:table-cell>
          <table:table-cell office:value-type="float" office:value="87.381935343894767" table:formula="of:=[.$G$4]*[.F47]+[.$G$5]*[.H47]+[.$G$6]*[.I47]+[.J47]" table:style-name="ce3">
            <text:p>87.3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1.3424226808222062" table:formula="of:=LOG([.G48])" table:style-name="ce3">
            <text:p>1.34</text:p>
          </table:table-cell>
          <table:table-cell office:value-type="float" office:value="29.533298978088535" table:formula="of:=[.G48]*[.H48]" table:style-name="ce3">
            <text:p>29.53</text:p>
          </table:table-cell>
          <table:table-cell office:value-type="float" office:value="0.82244141902834889" table:formula="of:=(RAND()*2-1)*[.$G$7]" table:style-name="ce3">
            <text:p>0.82</text:p>
          </table:table-cell>
          <table:table-cell office:value-type="float" office:value="93.107183714938358" table:formula="of:=[.$G$4]*[.F48]+[.$G$5]*[.H48]+[.$G$6]*[.I48]+[.J48]" table:style-name="ce3">
            <text:p>93.1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1.3617278360175928" table:formula="of:=LOG([.G49])" table:style-name="ce3">
            <text:p>1.36</text:p>
          </table:table-cell>
          <table:table-cell office:value-type="float" office:value="31.319740228404637" table:formula="of:=[.G49]*[.H49]" table:style-name="ce3">
            <text:p>31.32</text:p>
          </table:table-cell>
          <table:table-cell office:value-type="float" office:value="0.74351217949543846" table:formula="of:=(RAND()*2-1)*[.$G$7]" table:style-name="ce3">
            <text:p>0.74</text:p>
          </table:table-cell>
          <table:table-cell office:value-type="float" office:value="98.426188536744533" table:formula="of:=[.$G$4]*[.F49]+[.$G$5]*[.H49]+[.$G$6]*[.I49]+[.J49]" table:style-name="ce3">
            <text:p>98.43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1.3802112417116059" table:formula="of:=LOG([.G50])" table:style-name="ce3">
            <text:p>1.38</text:p>
          </table:table-cell>
          <table:table-cell office:value-type="float" office:value="33.125069801078538" table:formula="of:=[.G50]*[.H50]" table:style-name="ce3">
            <text:p>33.13</text:p>
          </table:table-cell>
          <table:table-cell office:value-type="float" office:value="0.82291615182696276" table:formula="of:=(RAND()*2-1)*[.$G$7]" table:style-name="ce3">
            <text:p>0.82</text:p>
          </table:table-cell>
          <table:table-cell office:value-type="float" office:value="103.95854803848579" table:formula="of:=[.$G$4]*[.F50]+[.$G$5]*[.H50]+[.$G$6]*[.I50]+[.J50]" table:style-name="ce3">
            <text:p>103.9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1.3979400086720377" table:formula="of:=LOG([.G51])" table:style-name="ce3">
            <text:p>1.40</text:p>
          </table:table-cell>
          <table:table-cell office:value-type="float" office:value="34.948500216800944" table:formula="of:=[.G51]*[.H51]" table:style-name="ce3">
            <text:p>34.95</text:p>
          </table:table-cell>
          <table:table-cell office:value-type="float" office:value="-0.47905058085898111" table:formula="of:=(RAND()*2-1)*[.$G$7]" table:style-name="ce3">
            <text:p>-0.48</text:p>
          </table:table-cell>
          <table:table-cell office:value-type="float" office:value="108.16233008688793" table:formula="of:=[.$G$4]*[.F51]+[.$G$5]*[.H51]+[.$G$6]*[.I51]+[.J51]" table:style-name="ce3">
            <text:p>108.1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1.414973347970818" table:formula="of:=LOG([.G52])" table:style-name="ce3">
            <text:p>1.41</text:p>
          </table:table-cell>
          <table:table-cell office:value-type="float" office:value="36.789307047241266" table:formula="of:=[.G52]*[.H52]" table:style-name="ce3">
            <text:p>36.79</text:p>
          </table:table-cell>
          <table:table-cell office:value-type="float" office:value="0.70282241010999713" table:formula="of:=(RAND()*2-1)*[.$G$7]" table:style-name="ce3">
            <text:p>0.70</text:p>
          </table:table-cell>
          <table:table-cell office:value-type="float" office:value="114.90069024777543" table:formula="of:=[.$G$4]*[.F52]+[.$G$5]*[.H52]+[.$G$6]*[.I52]+[.J52]" table:style-name="ce3">
            <text:p>114.90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1.4313637641589874" table:formula="of:=LOG([.G53])" table:style-name="ce3">
            <text:p>1.43</text:p>
          </table:table-cell>
          <table:table-cell office:value-type="float" office:value="38.646821632292657" table:formula="of:=[.G53]*[.H53]" table:style-name="ce3">
            <text:p>38.65</text:p>
          </table:table-cell>
          <table:table-cell office:value-type="float" office:value="-0.5629152269091402" table:formula="of:=(RAND()*2-1)*[.$G$7]" table:style-name="ce3">
            <text:p>-0.56</text:p>
          </table:table-cell>
          <table:table-cell office:value-type="float" office:value="119.2402771982868" table:formula="of:=[.$G$4]*[.F53]+[.$G$5]*[.H53]+[.$G$6]*[.I53]+[.J53]" table:style-name="ce3">
            <text:p>119.2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1.4471580313422192" table:formula="of:=LOG([.G54])" table:style-name="ce3">
            <text:p>1.45</text:p>
          </table:table-cell>
          <table:table-cell office:value-type="float" office:value="40.520424877582137" table:formula="of:=[.G54]*[.H54]" table:style-name="ce3">
            <text:p>40.52</text:p>
          </table:table-cell>
          <table:table-cell office:value-type="float" office:value="0.71911513915783121" table:formula="of:=(RAND()*2-1)*[.$G$7]" table:style-name="ce3">
            <text:p>0.72</text:p>
          </table:table-cell>
          <table:table-cell office:value-type="float" office:value="126.17470583458868" table:formula="of:=[.$G$4]*[.F54]+[.$G$5]*[.H54]+[.$G$6]*[.I54]+[.J54]" table:style-name="ce3">
            <text:p>126.1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1.4623979978989561" table:formula="of:=LOG([.G55])" table:style-name="ce3">
            <text:p>1.46</text:p>
          </table:table-cell>
          <table:table-cell office:value-type="float" office:value="42.409541939069726" table:formula="of:=[.G55]*[.H55]" table:style-name="ce3">
            <text:p>42.41</text:p>
          </table:table-cell>
          <table:table-cell office:value-type="float" office:value="-0.54097693477773001" table:formula="of:=(RAND()*2-1)*[.$G$7]" table:style-name="ce3">
            <text:p>-0.54</text:p>
          </table:table-cell>
          <table:table-cell office:value-type="float" office:value="130.61244487822938" table:formula="of:=[.$G$4]*[.F55]+[.$G$5]*[.H55]+[.$G$6]*[.I55]+[.J55]" table:style-name="ce3">
            <text:p>130.6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1.4771212547196624" table:formula="of:=LOG([.G56])" table:style-name="ce3">
            <text:p>1.48</text:p>
          </table:table-cell>
          <table:table-cell office:value-type="float" office:value="44.313637641589871" table:formula="of:=[.G56]*[.H56]" table:style-name="ce3">
            <text:p>44.31</text:p>
          </table:table-cell>
          <table:table-cell office:value-type="float" office:value="-0.18220288461224321" table:formula="of:=(RAND()*2-1)*[.$G$7]" table:style-name="ce3">
            <text:p>-0.18</text:p>
          </table:table-cell>
          <table:table-cell office:value-type="float" office:value="136.71295254959668" table:formula="of:=[.$G$4]*[.F56]+[.$G$5]*[.H56]+[.$G$6]*[.I56]+[.J56]" table:style-name="ce3">
            <text:p>136.7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1.4913616938342726" table:formula="of:=LOG([.G57])" table:style-name="ce3">
            <text:p>1.49</text:p>
          </table:table-cell>
          <table:table-cell office:value-type="float" office:value="46.232212508862453" table:formula="of:=[.G57]*[.H57]" table:style-name="ce3">
            <text:p>46.23</text:p>
          </table:table-cell>
          <table:table-cell office:value-type="float" office:value="-0.80519567006515214" table:formula="of:=(RAND()*2-1)*[.$G$7]" table:style-name="ce3">
            <text:p>-0.81</text:p>
          </table:table-cell>
          <table:table-cell office:value-type="float" office:value="141.87416524419075" table:formula="of:=[.$G$4]*[.F57]+[.$G$5]*[.H57]+[.$G$6]*[.I57]+[.J57]" table:style-name="ce3">
            <text:p>141.8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.505149978319906" table:formula="of:=LOG([.G58])" table:style-name="ce3">
            <text:p>1.51</text:p>
          </table:table-cell>
          <table:table-cell office:value-type="float" office:value="48.164799306236993" table:formula="of:=[.G58]*[.H58]" table:style-name="ce3">
            <text:p>48.16</text:p>
          </table:table-cell>
          <table:table-cell office:value-type="float" office:value="-0.92543070836967933" table:formula="of:=(RAND()*2-1)*[.$G$7]" table:style-name="ce3">
            <text:p>-0.93</text:p>
          </table:table-cell>
          <table:table-cell office:value-type="float" office:value="147.57926716698111" table:formula="of:=[.$G$4]*[.F58]+[.$G$5]*[.H58]+[.$G$6]*[.I58]+[.J58]" table:style-name="ce3">
            <text:p>147.5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.5185139398778875" table:formula="of:=LOG([.G59])" table:style-name="ce3">
            <text:p>1.52</text:p>
          </table:table-cell>
          <table:table-cell office:value-type="float" office:value="50.110960015970285" table:formula="of:=[.G59]*[.H59]" table:style-name="ce3">
            <text:p>50.11</text:p>
          </table:table-cell>
          <table:table-cell office:value-type="float" office:value="0.83746209544473382" table:formula="of:=(RAND()*2-1)*[.$G$7]" table:style-name="ce3">
            <text:p>0.84</text:p>
          </table:table-cell>
          <table:table-cell office:value-type="float" office:value="155.20737002311137" table:formula="of:=[.$G$4]*[.F59]+[.$G$5]*[.H59]+[.$G$6]*[.I59]+[.J59]" table:style-name="ce3">
            <text:p>155.2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.5314789170422551" table:formula="of:=LOG([.G60])" table:style-name="ce3">
            <text:p>1.53</text:p>
          </table:table-cell>
          <table:table-cell office:value-type="float" office:value="52.070283179436672" table:formula="of:=[.G60]*[.H60]" table:style-name="ce3">
            <text:p>52.07</text:p>
          </table:table-cell>
          <table:table-cell office:value-type="float" office:value="-0.90193996855704595" table:formula="of:=(RAND()*2-1)*[.$G$7]" table:style-name="ce3">
            <text:p>-0.90</text:p>
          </table:table-cell>
          <table:table-cell office:value-type="float" office:value="159.37186740383746" table:formula="of:=[.$G$4]*[.F60]+[.$G$5]*[.H60]+[.$G$6]*[.I60]+[.J60]" table:style-name="ce3">
            <text:p>159.3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.5440680443502757" table:formula="of:=LOG([.G61])" table:style-name="ce3">
            <text:p>1.54</text:p>
          </table:table-cell>
          <table:table-cell office:value-type="float" office:value="54.042381552259648" table:formula="of:=[.G61]*[.H61]" table:style-name="ce3">
            <text:p>54.04</text:p>
          </table:table-cell>
          <table:table-cell office:value-type="float" office:value="0.4021162458109917" table:formula="of:=(RAND()*2-1)*[.$G$7]" table:style-name="ce3">
            <text:p>0.40</text:p>
          </table:table-cell>
          <table:table-cell office:value-type="float" office:value="166.61739699129049" table:formula="of:=[.$G$4]*[.F61]+[.$G$5]*[.H61]+[.$G$6]*[.I61]+[.J61]" table:style-name="ce3">
            <text:p>166.62</text:p>
          </table:table-cell>
          <table:table-cell table:number-columns-repeated="16373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Mark Lehr</meta:initial-creator>
    <dc:creator>Ire Dairo</dc:creator>
    <meta:creation-date>2021-09-29T18:37:52Z</meta:creation-date>
    <dc:date>2025-04-27T04:41:37Z</dc:date>
    <meta:editing-cycles>2</meta:editing-cycles>
    <meta:editing-duration>PT20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/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62.1738582677165pt" svg:width="384.7825984251969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F<text:line-break/></text:p>
            </chart:title>
            <chart:grid chart:class="major" chart:style-name="GMa1"/>
          </chart:axis>
          <chart:series chart:values-cell-range-address="2ndOrderPolynomial.$J$12:.$J$61" chart:class="chart:scatter" chart:attached-axis="primary-y" chart:style-name="G0S0">
            <chart:domain table:cell-range-address="2ndOrderPolynomial.$E$12:.$E$61"/>
            <chart:regression-curve chart:style-name="T000">
              <chart:equation chart:automatic-content="true" chart:display-equation="true" chart:display-r-square="false" svg:x="94.0pt" svg:y="61.14740157480315pt" chart:style-name="TL00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ogarithmic"/>
      <style:graphic-properties draw:fill="none" draw:stroke="dash" draw:stroke-dash="a2" svg:stroke-width="0.02083in" svg:stroke-color="#156082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0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74.25pt" svg:width="476.25pt" chart:style-name="Crt0">
        <chart:plot-area chart:style-name="Plt0">
          <chart:axis chart:dimension="x" chart:name="primary-x" chart:style-name="Axs0">
            <chart:title svg:x="264.7176377952756pt" svg:y="337.84pt" chart:style-name="AT00">
              <text:p text:style-name="a0" text:class-names="" text:cond-style-name="">N<text:line-break/>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F<text:line-break/></text:p>
            </chart:title>
            <chart:grid chart:class="major" chart:style-name="GMa1"/>
          </chart:axis>
          <chart:series chart:label-cell-address="NLogN.$K$11" chart:values-cell-range-address="NLogN.$K$12:.$K$61" chart:class="chart:scatter" chart:attached-axis="primary-y" chart:style-name="G0S0">
            <chart:domain table:cell-range-address="NLogN.$E$12:.$E$61"/>
            <chart:regression-curve chart:style-name="T000">
              <chart:equation chart:automatic-content="true" chart:display-equation="true" chart:display-r-square="false" svg:x="205.0pt" svg:y="49.04732283464567pt" chart:style-name="TL00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2" draw:display-name="SysDot" draw:style="rect" draw:dots1="1" draw:dots1-length="0.02083in" draw:dots2="0" draw:dots2-length="0in" draw:distance="0.02083in"/>
  </office:styles>
</office:document-styles>
</file>